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5.613cm"/>
    </style:style>
    <style:style style:name="co3" style:family="table-column">
      <style:table-column-properties fo:break-before="auto" style:column-width="6.608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2.6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9">
      <style:table-cell-properties style:rotation-align="none"/>
    </style:style>
    <style:style style:name="ce3" style:family="table-cell" style:parent-style-name="Default" style:data-style-name="N4">
      <style:table-cell-properties style:rotation-align="none"/>
    </style:style>
    <style:style style:name="ce4" style:family="table-cell" style:parent-style-name="Default">
      <style:table-cell-properties fo:background-color="#c6d9f1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7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ccount Name <text:s text:c="6"/>: <text:s text:c="15"/></text:p>
          </table:table-cell>
          <table:table-cell table:style-name="ce1" office:value-type="string" calcext:value-type="string">
            <text:p>AKSHAYA KUMAR R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ress <text:s text:c="11"/>:</text:p>
          </table:table-cell>
          <table:table-cell table:style-name="ce1" office:value-type="string" calcext:value-type="string">
            <text:p>AT-I.F.A.D. COLONY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AT/PO-KASHIPUR-765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Rayag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e <text:s text:c="14"/>: <text:s text:c="15"/></text:p>
          </table:table-cell>
          <table:table-cell table:style-name="ce2" office:value-type="date" office:date-value="2018-03-07" calcext:value-type="date">
            <text:p>7 Mar 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Number <text:s text:c="4"/>:</text:p>
          </table:table-cell>
          <table:table-cell table:style-name="ce1" office:value-type="string" calcext:value-type="string">
            <text:p>_000000116668106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Description:</text:p>
          </table:table-cell>
          <table:table-cell table:style-name="ce1" office:value-type="string" calcext:value-type="string">
            <text:p>SBCHQ-GEN-PUB-IND-RURAL-IN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nch <text:s text:c="12"/>:</text:p>
          </table:table-cell>
          <table:table-cell table:style-name="ce1" office:value-type="string" calcext:value-type="string">
            <text:p>KASHIP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ing Power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t Rate(% p.a.):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 Balance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F No. <text:s text:c="9"/>:</text:p>
          </table:table-cell>
          <table:table-cell table:style-name="ce1" office:value-type="string" calcext:value-type="string">
            <text:p>_81368026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FS Code <text:s text:c="8"/>:</text:p>
          </table:table-cell>
          <table:table-cell table:style-name="ce1" office:value-type="string" calcext:value-type="string">
            <text:p>SBIN00020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R Code <text:s text:c="7"/>:</text:p>
          </table:table-cell>
          <table:table-cell table:style-name="ce1" office:value-type="string" calcext:value-type="string">
            <text:p>_76500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tion Registered <text:s text:c="3"/>:</text:p>
          </table:table-cell>
          <table:table-cell table:style-name="ce1" office:value-type="string" calcext:value-type="string">
            <text:p>N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ance on 1 Apr 2017 <text:s text:c="7"/>:</text:p>
          </table:table-cell>
          <table:table-cell table:style-name="ce3" office:value-type="float" office:value="8266.25" calcext:value-type="float">
            <text:p>8,266.2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tart Date <text:s text:c="9"/>:</text:p>
          </table:table-cell>
          <table:table-cell table:style-name="ce2" office:value-type="date" office:date-value="2017-04-01" calcext:value-type="date">
            <text:p>1 Apr 17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nd Date <text:s text:c="11"/>:</text:p>
          </table:table-cell>
          <table:table-cell table:style-name="ce2" office:value-type="date" office:date-value="2018-03-07" calcext:value-type="date">
            <text:p>7 Mar 18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xn Date</text:p>
          </table:table-cell>
          <table:table-cell table:style-name="ce1" office:value-type="string" calcext:value-type="string">
            <text:p>Value 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 No./Cheque No.</text:p>
          </table:table-cell>
          <table:table-cell table:style-name="ce1" office:value-type="string" calcext:value-type="string">
            <text:p><text:s text:c="8"/>Debi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Balance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1" calcext:value-type="date">
            <text:p>1 Apr 17</text:p>
          </table:table-cell>
          <table:table-cell table:style-name="ce1" office:value-type="string" calcext:value-type="string">
            <text:p><text:s text:c="3"/>ATM WDL-ATM CASH 595 <text:s text:c="2"/>SBI TIKIRI HOSPITAL <text:s text:c="2"/>TIKIRI--</text:p>
          </table:table-cell>
          <table:table-cell table:style-name="ce1"/>
          <table:table-cell table:style-name="ce3" office:value-type="float" office:value="8000" calcext:value-type="float">
            <text:p>8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66.25" calcext:value-type="float">
            <text:p>266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5" calcext:value-type="date">
            <text:p>5 Apr 17</text:p>
          </table:table-cell>
          <table:table-cell table:style-name="ce1" office:value-type="string" calcext:value-type="string">
            <text:p><text:s text:c="3"/>CREDIT- from11666794493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3753" calcext:value-type="float">
            <text:p>23,753.00</text:p>
          </table:table-cell>
          <table:table-cell table:style-name="ce3" office:value-type="float" office:value="24019.25" calcext:value-type="float">
            <text:p>24,0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6" calcext:value-type="date">
            <text:p>6 Apr 17</text:p>
          </table:table-cell>
          <table:table-cell table:style-name="ce1" office:value-type="string" calcext:value-type="string">
            <text:p><text:s text:c="3"/>BY TRANSFER-FIMTFRREF:34284031716757181A763577--</text:p>
          </table:table-cell>
          <table:table-cell table:style-name="ce1" office:value-type="string" calcext:value-type="string">
            <text:p>TRANSFER FROM 35864470021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7700" calcext:value-type="float">
            <text:p>7,700.00</text:p>
          </table:table-cell>
          <table:table-cell table:style-name="ce3" office:value-type="float" office:value="31719.25" calcext:value-type="float">
            <text:p>31,7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8" calcext:value-type="date">
            <text:p>8 Apr 17</text:p>
          </table:table-cell>
          <table:table-cell table:style-name="ce1" office:value-type="string" calcext:value-type="string">
            <text:p><text:s text:c="3"/>ATM WDL-ATM CASH 70980 AXIS BANK LIMITED <text:s text:c="5"/>RAYAGADA--</text:p>
          </table:table-cell>
          <table:table-cell table:style-name="ce1"/>
          <table:table-cell table:style-name="ce3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1719.25" calcext:value-type="float">
            <text:p>21,7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8" calcext:value-type="date">
            <text:p>8 Apr 17</text:p>
          </table:table-cell>
          <table:table-cell table:style-name="ce1" office:value-type="string" calcext:value-type="string">
            <text:p><text:s text:c="3"/>ATM WDL-ATM CASH 70981 RAYAGADA <text:s text:c="14"/>RAYAGADA--</text:p>
          </table:table-cell>
          <table:table-cell table:style-name="ce1"/>
          <table:table-cell table:style-name="ce3" office:value-type="float" office:value="6000" calcext:value-type="float">
            <text:p>6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5719.25" calcext:value-type="float">
            <text:p>15,7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9" calcext:value-type="date">
            <text:p>9 Apr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3" office:value-type="float" office:value="6000" calcext:value-type="float">
            <text:p>6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9719.25" calcext:value-type="float">
            <text:p>9,7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09" calcext:value-type="date">
            <text:p>9 Apr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8719.25" calcext:value-type="float">
            <text:p>8,7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11" calcext:value-type="date">
            <text:p>11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74147526 <text:s text:c="26"/></text:p>
          </table:table-cell>
          <table:table-cell table:style-name="ce3" office:value-type="float" office:value="2200" calcext:value-type="float">
            <text:p>2,2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6519.25" calcext:value-type="float">
            <text:p>6,5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11" calcext:value-type="date">
            <text:p>11 Apr 17</text:p>
          </table:table-cell>
          <table:table-cell table:style-name="ce1" office:value-type="string" calcext:value-type="string">
            <text:p><text:s text:c="3"/>ATM WDL-ATM CASH 5411 <text:s/>SBI TIKIRI HOSPITAL <text:s text:c="2"/>TIKIRI--</text:p>
          </table:table-cell>
          <table:table-cell table:style-name="ce1"/>
          <table:table-cell table:style-name="ce3" office:value-type="float" office:value="4000" calcext:value-type="float">
            <text:p>4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519.25" calcext:value-type="float">
            <text:p>2,5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12" calcext:value-type="date">
            <text:p>12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0734933143 <text:s text:c="26"/></text:p>
          </table:table-cell>
          <table:table-cell table:style-name="ce3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19.25" calcext:value-type="float">
            <text:p>519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0" calcext:value-type="date">
            <text:p>20 Apr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9348" calcext:value-type="float">
            <text:p>9,348.00</text:p>
          </table:table-cell>
          <table:table-cell table:style-name="ce3" office:value-type="float" office:value="9867.25" calcext:value-type="float">
            <text:p>9,867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0" calcext:value-type="date">
            <text:p>20 Apr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84617" calcext:value-type="float">
            <text:p>84,617.00</text:p>
          </table:table-cell>
          <table:table-cell table:style-name="ce3" office:value-type="float" office:value="94484.25" calcext:value-type="float">
            <text:p>94,484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0" calcext:value-type="date">
            <text:p>20 Apr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36289" calcext:value-type="float">
            <text:p>36,289.00</text:p>
          </table:table-cell>
          <table:table-cell table:style-name="ce1" office:value-type="float" office:value="130773.25" calcext:value-type="float">
            <text:p>130773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1" calcext:value-type="date">
            <text:p>21 Apr 17</text:p>
          </table:table-cell>
          <table:table-cell table:style-name="ce1" office:value-type="string" calcext:value-type="string">
            <text:p><text:s text:c="3"/>ATM WDL-ATM CASH 71111 AXIS BANK LIMITED <text:s text:c="5"/>RAYAGADA--</text:p>
          </table:table-cell>
          <table:table-cell table:style-name="ce1"/>
          <table:table-cell table:style-name="ce3" office:value-type="float" office:value="9000" calcext:value-type="float">
            <text:p>9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1773.25" calcext:value-type="float">
            <text:p>121773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4" calcext:value-type="date">
            <text:p>24 Apr 17</text:p>
          </table:table-cell>
          <table:table-cell table:style-name="ce1" office:value-type="string" calcext:value-type="string">
            <text:p><text:s text:c="3"/>BY TRANSFER-21BZ2SB HP600509 155536 1104 693241699--</text:p>
          </table:table-cell>
          <table:table-cell table:style-name="ce1" office:value-type="string" calcext:value-type="string">
            <text:p>TRANSFER FROM 4599405105219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90.33" calcext:value-type="float">
            <text:p>290.33</text:p>
          </table:table-cell>
          <table:table-cell table:style-name="ce1" office:value-type="float" office:value="122063.58" calcext:value-type="float">
            <text:p>122063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5" calcext:value-type="date">
            <text:p>25 Apr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3" office:value-type="float" office:value="6000" calcext:value-type="float">
            <text:p>6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6063.58" calcext:value-type="float">
            <text:p>116063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5" calcext:value-type="date">
            <text:p>25 Apr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75935" calcext:value-type="float">
            <text:p>75,935.00</text:p>
          </table:table-cell>
          <table:table-cell table:style-name="ce1" office:value-type="float" office:value="191998.58" calcext:value-type="float">
            <text:p>191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5" calcext:value-type="date">
            <text:p>25 Apr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30111705355 <text:s text:c="26"/></text:p>
          </table:table-cell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71998.58" calcext:value-type="float">
            <text:p>171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7" calcext:value-type="date">
            <text:p>27 Apr 17</text:p>
          </table:table-cell>
          <table:table-cell table:style-name="ce1" office:value-type="string" calcext:value-type="string">
            <text:p><text:s text:c="3"/>ATM WDL-ATM CASH 7144 <text:s/>SBI <text:s/>RAYAGADA MAIN RO BHUBANESHWAR--</text:p>
          </table:table-cell>
          <table:table-cell table:style-name="ce1"/>
          <table:table-cell table:style-name="ce3" office:value-type="float" office:value="7000" calcext:value-type="float">
            <text:p>7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4998.58" calcext:value-type="float">
            <text:p>164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8" calcext:value-type="date">
            <text:p>28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860760526 <text:s text:c="26"/></text:p>
          </table:table-cell>
          <table:table-cell table:style-name="ce3" office:value-type="float" office:value="15000" calcext:value-type="float">
            <text:p>15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49998.58" calcext:value-type="float">
            <text:p>149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8" calcext:value-type="date">
            <text:p>28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701804435 <text:s text:c="26"/></text:p>
          </table:table-cell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9998.58" calcext:value-type="float">
            <text:p>129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8" calcext:value-type="date">
            <text:p>28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66839731 <text:s text:c="26"/></text:p>
          </table:table-cell>
          <table:table-cell table:style-name="ce3" office:value-type="float" office:value="30000" calcext:value-type="float">
            <text:p>3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99998.58" calcext:value-type="float">
            <text:p>99,9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8" calcext:value-type="date">
            <text:p>28 Ap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6515296418 <text:s text:c="26"/></text:p>
          </table:table-cell>
          <table:table-cell table:style-name="ce3" office:value-type="float" office:value="1200" calcext:value-type="float">
            <text:p>1,2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98798.58" calcext:value-type="float">
            <text:p>98,7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4-29" calcext:value-type="date">
            <text:p>29 Apr 17</text:p>
          </table:table-cell>
          <table:table-cell table:style-name="ce1" office:value-type="string" calcext:value-type="string">
            <text:p><text:s text:c="3"/>by debit card-SBIPOS711905240997SATYAM RESIDENCY <text:s text:c="5"/>RAYAGADA--</text:p>
          </table:table-cell>
          <table:table-cell table:style-name="ce1"/>
          <table:table-cell table:style-name="ce3" office:value-type="float" office:value="12500" calcext:value-type="float">
            <text:p>12,5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86298.58" calcext:value-type="float">
            <text:p>86,298.58</text:p>
          </table:table-cell>
          <table:table-cell table:number-columns-repeated="1017"/>
        </table:table-row>
        <table:table-row table:style-name="ro2">
          <table:table-cell table:number-columns-repeated="2" table:style-name="ce2" office:value-type="date" office:date-value="2017-05-03" calcext:value-type="date">
            <text:p>3 May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30111705355 <text:s text:c="26"/></text:p>
          </table:table-cell>
          <table:table-cell table:style-name="ce3" office:value-type="float" office:value="30000" calcext:value-type="float">
            <text:p>3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56298.58" calcext:value-type="float">
            <text:p>56,2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3" calcext:value-type="date">
            <text:p>3 May 17</text:p>
          </table:table-cell>
          <table:table-cell table:style-name="ce1" office:value-type="string" calcext:value-type="string">
            <text:p><text:s text:c="3"/>by debit card-SBIPOS000529881648GOBARDHAN MOHARANA <text:s text:c="4"/>RAYAGADA--</text:p>
          </table:table-cell>
          <table:table-cell table:style-name="ce1"/>
          <table:table-cell table:style-name="ce3" office:value-type="float" office:value="8700" calcext:value-type="float">
            <text:p>8,7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47598.58" calcext:value-type="float">
            <text:p>47,5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5" calcext:value-type="date">
            <text:p>5 May 17</text:p>
          </table:table-cell>
          <table:table-cell table:style-name="ce1" office:value-type="string" calcext:value-type="string">
            <text:p><text:s text:c="3"/>ATM WDL-ATM CASH 147 <text:s text:c="2"/>SBI KASHIPUR <text:s text:c="9"/>KASHIPUR--</text:p>
          </table:table-cell>
          <table:table-cell table:style-name="ce1"/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7598.58" calcext:value-type="float">
            <text:p>27,5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5" calcext:value-type="date">
            <text:p>5 May 17</text:p>
          </table:table-cell>
          <table:table-cell table:style-name="ce1" office:value-type="string" calcext:value-type="string">
            <text:p><text:s text:c="3"/>ATM WDL-ATM CASH 148 <text:s text:c="2"/>SBI KASHIPUR <text:s text:c="9"/>KASHIPUR--</text:p>
          </table:table-cell>
          <table:table-cell table:style-name="ce1"/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7598.58" calcext:value-type="float">
            <text:p>7,5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7" calcext:value-type="date">
            <text:p>7 May 17</text:p>
          </table:table-cell>
          <table:table-cell table:style-name="ce1" office:value-type="string" calcext:value-type="string">
            <text:p><text:s text:c="3"/>CSH DEP (CDM)-CDM 04010 SBI ON SITE RECYCLER 0RAYAGADA <text:s text:c="4"/>OR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4000" calcext:value-type="float">
            <text:p>4,000.00</text:p>
          </table:table-cell>
          <table:table-cell table:style-name="ce3" office:value-type="float" office:value="11598.58" calcext:value-type="float">
            <text:p>11,5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7" calcext:value-type="date">
            <text:p>7 May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3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598.58" calcext:value-type="float">
            <text:p>1,59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07" calcext:value-type="date">
            <text:p>7 May 17</text:p>
          </table:table-cell>
          <table:table-cell table:style-name="ce1" office:value-type="string" calcext:value-type="string">
            <text:p><text:s text:c="3"/>FEE EXCESS DRS---</text:p>
          </table:table-cell>
          <table:table-cell table:style-name="ce1"/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368.58" calcext:value-type="float">
            <text:p>1,368.5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18" calcext:value-type="date">
            <text:p>18 May 17</text:p>
          </table:table-cell>
          <table:table-cell table:style-name="ce1" office:value-type="string" calcext:value-type="string">
            <text:p><text:s text:c="3"/>by debit card-SBIPG 713820035755IRCTC--</text:p>
          </table:table-cell>
          <table:table-cell table:style-name="ce1"/>
          <table:table-cell table:style-name="ce1" office:value-type="float" office:value="871.5" calcext:value-type="float">
            <text:p>871.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97.08" calcext:value-type="float">
            <text:p>497.08</text:p>
          </table:table-cell>
          <table:table-cell table:number-columns-repeated="1017"/>
        </table:table-row>
        <table:table-row table:style-name="ro2">
          <table:table-cell table:number-columns-repeated="2" table:style-name="ce2" office:value-type="date" office:date-value="2017-05-20" calcext:value-type="date">
            <text:p>20 May 17</text:p>
          </table:table-cell>
          <table:table-cell table:style-name="ce1" office:value-type="string" calcext:value-type="string">
            <text:p><text:s text:c="3"/>TO TRANSFER---</text:p>
          </table:table-cell>
          <table:table-cell table:style-name="ce1" office:value-type="string" calcext:value-type="string">
            <text:p>TRANSFER TO 32301912929 <text:s text:c="26"/>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7.08" calcext:value-type="float">
            <text:p>57.0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29" calcext:value-type="date">
            <text:p>29 May 17</text:p>
          </table:table-cell>
          <table:table-cell table:style-name="ce1" office:value-type="string" calcext:value-type="string">
            <text:p><text:s text:c="3"/>BY TRANSFER-722899433 21BZ2SB HP600509 058186 2405--</text:p>
          </table:table-cell>
          <table:table-cell table:style-name="ce1" office:value-type="string" calcext:value-type="string">
            <text:p>TRANSFER FROM 4599407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96.3" calcext:value-type="float">
            <text:p>196.3</text:p>
          </table:table-cell>
          <table:table-cell table:style-name="ce1" office:value-type="float" office:value="253.38" calcext:value-type="float">
            <text:p>253.3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5-30" calcext:value-type="date">
            <text:p>30 May 17</text:p>
          </table:table-cell>
          <table:table-cell table:style-name="ce1" office:value-type="string" calcext:value-type="string">
            <text:p><text:s text:c="3"/>BY TRANSFER-725551443 21BZ2SB HP600509 058468 2705--</text:p>
          </table:table-cell>
          <table:table-cell table:style-name="ce1" office:value-type="string" calcext:value-type="string">
            <text:p>TRANSFER FROM 459937210521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96.3" calcext:value-type="float">
            <text:p>196.3</text:p>
          </table:table-cell>
          <table:table-cell table:style-name="ce1" office:value-type="float" office:value="449.68" calcext:value-type="float">
            <text:p>449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6-05" calcext:value-type="date">
            <text:p>5 Jun 17</text:p>
          </table:table-cell>
          <table:table-cell table:style-name="ce1" office:value-type="string" calcext:value-type="string">
            <text:p><text:s text:c="3"/>CSH DEP (CDM)-CDM 04010 TIKIRICDM <text:s text:c="12"/>TIKIRI <text:s text:c="6"/>OR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40000" calcext:value-type="float">
            <text:p>40,000.00</text:p>
          </table:table-cell>
          <table:table-cell table:style-name="ce3" office:value-type="float" office:value="40449.68" calcext:value-type="float">
            <text:p>40,449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6-07" calcext:value-type="date">
            <text:p>7 Jun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404082132 <text:s text:c="26"/></text:p>
          </table:table-cell>
          <table:table-cell table:style-name="ce3" office:value-type="float" office:value="35000" calcext:value-type="float">
            <text:p>35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5449.68" calcext:value-type="float">
            <text:p>5,449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6-08" calcext:value-type="date">
            <text:p>8 Jun 17</text:p>
          </table:table-cell>
          <table:table-cell table:style-name="ce1" office:value-type="string" calcext:value-type="string">
            <text:p><text:s text:c="3"/>ATM WDL-ATM CASH 7901 <text:s/>SBI KESHPUR BAZAR <text:s text:c="4"/>KENDRAPARA--</text:p>
          </table:table-cell>
          <table:table-cell table:style-name="ce1"/>
          <table:table-cell table:style-name="ce3" office:value-type="float" office:value="3000" calcext:value-type="float">
            <text:p>3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449.68" calcext:value-type="float">
            <text:p>2,449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6-10" calcext:value-type="date">
            <text:p>10 Jun 17</text:p>
          </table:table-cell>
          <table:table-cell table:style-name="ce1" office:value-type="string" calcext:value-type="string">
            <text:p><text:s text:c="3"/>ATM WDL-ATM CASH 7743 <text:s/>MARSHAGHAI BR ON-SITE KENDRAPARA--</text:p>
          </table:table-cell>
          <table:table-cell table:style-name="ce1"/>
          <table:table-cell table:style-name="ce3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49.68" calcext:value-type="float">
            <text:p>449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6-25" calcext:value-type="date">
            <text:p>25 Jun 17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64.68" calcext:value-type="float">
            <text:p>664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7-04" calcext:value-type="date">
            <text:p>4 Jul 17</text:p>
          </table:table-cell>
          <table:table-cell table:style-name="ce1" office:value-type="string" calcext:value-type="string">
            <text:p><text:s text:c="3"/>BY TRANSFER-754304822 21BZ2SB HP600509 063434 3006--</text:p>
          </table:table-cell>
          <table:table-cell table:style-name="ce1" office:value-type="string" calcext:value-type="string">
            <text:p>TRANSFER FROM 459941010521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2.93" calcext:value-type="float">
            <text:p>112.93</text:p>
          </table:table-cell>
          <table:table-cell table:style-name="ce1" office:value-type="float" office:value="777.61" calcext:value-type="float">
            <text:p>777.61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7-17" calcext:value-type="date">
            <text:p>17 Jul 17</text:p>
          </table:table-cell>
          <table:table-cell table:style-name="ce1" office:value-type="string" calcext:value-type="string">
            <text:p><text:s text:c="3"/>BY TRANSFER-764272655 21BZ2SB HP600509 064296 1207--</text:p>
          </table:table-cell>
          <table:table-cell table:style-name="ce1" office:value-type="string" calcext:value-type="string">
            <text:p>TRANSFER FROM 459940610521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7.01" calcext:value-type="float">
            <text:p>97.01</text:p>
          </table:table-cell>
          <table:table-cell table:style-name="ce1" office:value-type="float" office:value="874.62" calcext:value-type="float">
            <text:p>874.6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7-24" calcext:value-type="date">
            <text:p>24 Jul 17</text:p>
          </table:table-cell>
          <table:table-cell table:style-name="ce1" office:value-type="string" calcext:value-type="string">
            <text:p><text:s text:c="3"/>BY TRANSFER-770134807 21BZ2SB HP600509 065105 1907--</text:p>
          </table:table-cell>
          <table:table-cell table:style-name="ce1" office:value-type="string" calcext:value-type="string">
            <text:p>TRANSFER FROM 459942710521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7.01" calcext:value-type="float">
            <text:p>97.01</text:p>
          </table:table-cell>
          <table:table-cell table:style-name="ce1" office:value-type="float" office:value="971.63" calcext:value-type="float">
            <text:p>9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1" calcext:value-type="date">
            <text:p>1 Aug 17</text:p>
          </table:table-cell>
          <table:table-cell table:style-name="ce1" office:value-type="string" calcext:value-type="string">
            <text:p><text:s text:c="3"/>BY TRANSFER-INB Gift to relatives / Friends--</text:p>
          </table:table-cell>
          <table:table-cell table:style-name="ce1" office:value-type="string" calcext:value-type="string">
            <text:p>ITN7799726 <text:s text:c="14"/>TRANSFER FROM 2003077688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71.63" calcext:value-type="float">
            <text:p>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4" calcext:value-type="date">
            <text:p>4 Aug 17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2519847258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5000" calcext:value-type="float">
            <text:p>15,000.00</text:p>
          </table:table-cell>
          <table:table-cell table:style-name="ce3" office:value-type="float" office:value="16071.63" calcext:value-type="float">
            <text:p>16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4" calcext:value-type="date">
            <text:p>4 Aug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10000" calcext:value-type="float">
            <text:p>10,000.00</text:p>
          </table:table-cell>
          <table:table-cell table:style-name="ce3" office:value-type="float" office:value="26071.63" calcext:value-type="float">
            <text:p>26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4" calcext:value-type="date">
            <text:p>4 Aug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25000" calcext:value-type="float">
            <text:p>25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71.63" calcext:value-type="float">
            <text:p>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7" calcext:value-type="date">
            <text:p>7 Aug 17</text:p>
          </table:table-cell>
          <table:table-cell table:style-name="ce1" office:value-type="string" calcext:value-type="string">
            <text:p><text:s text:c="3"/>BY TRANSFER-INB IMPS/P2A/FA20563989/XXXXXXX610SBIN--</text:p>
          </table:table-cell>
          <table:table-cell table:style-name="ce1" office:value-type="string" calcext:value-type="string">
            <text:p>FA20563989MO58578775 <text:s text:c="14"/>TRANSFER FROM 2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3000" calcext:value-type="float">
            <text:p>13,000.00</text:p>
          </table:table-cell>
          <table:table-cell table:style-name="ce3" office:value-type="float" office:value="14071.63" calcext:value-type="float">
            <text:p>14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9" calcext:value-type="date">
            <text:p>9 Aug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17000" calcext:value-type="float">
            <text:p>17,000.00</text:p>
          </table:table-cell>
          <table:table-cell table:style-name="ce3" office:value-type="float" office:value="31071.63" calcext:value-type="float">
            <text:p>3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09" calcext:value-type="date">
            <text:p>9 Aug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30000" calcext:value-type="float">
            <text:p>3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71.63" calcext:value-type="float">
            <text:p>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14" calcext:value-type="date">
            <text:p>14 Aug 17</text:p>
          </table:table-cell>
          <table:table-cell table:style-name="ce1" office:value-type="string" calcext:value-type="string">
            <text:p><text:s text:c="3"/>ATM WDL-ATM CASH 9997 <text:s/>SBI ON SITE RECYCLER 0RAYAGADA--</text:p>
          </table:table-cell>
          <table:table-cell table:style-name="ce1"/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71.63" calcext:value-type="float">
            <text:p>5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23" calcext:value-type="date">
            <text:p>23 Aug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000" calcext:value-type="float">
            <text:p>2,000.00</text:p>
          </table:table-cell>
          <table:table-cell table:style-name="ce3" office:value-type="float" office:value="2571.63" calcext:value-type="float">
            <text:p>2,5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23" calcext:value-type="date">
            <text:p>23 Aug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66834948 <text:s text:c="26"/>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571.63" calcext:value-type="float">
            <text:p>1,5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28" calcext:value-type="date">
            <text:p>28 Aug 17</text:p>
          </table:table-cell>
          <table:table-cell table:style-name="ce1" office:value-type="string" calcext:value-type="string">
            <text:p><text:s text:c="3"/>CSH DEP (CDM)-CDM 04010 TIKIRICDM <text:s text:c="12"/>TIKIRI <text:s text:c="6"/>OR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1500" calcext:value-type="float">
            <text:p>21,500.00</text:p>
          </table:table-cell>
          <table:table-cell table:style-name="ce3" office:value-type="float" office:value="23071.63" calcext:value-type="float">
            <text:p>23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28" calcext:value-type="date">
            <text:p>28 Aug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3071.63" calcext:value-type="float">
            <text:p>3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8-29" calcext:value-type="date">
            <text:p>29 Aug 17</text:p>
          </table:table-cell>
          <table:table-cell table:style-name="ce1" office:value-type="string" calcext:value-type="string">
            <text:p><text:s text:c="3"/>ATM WDL-ATM CASH 1382 <text:s/>SBI <text:s/>RAYAGADA MAIN RO BHUBANESHWAR--</text:p>
          </table:table-cell>
          <table:table-cell table:style-name="ce1"/>
          <table:table-cell table:style-name="ce3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71.63" calcext:value-type="float">
            <text:p>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1" calcext:value-type="date">
            <text:p>1 Sep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4000" calcext:value-type="float">
            <text:p>24,000.00</text:p>
          </table:table-cell>
          <table:table-cell table:style-name="ce3" office:value-type="float" office:value="25071.63" calcext:value-type="float">
            <text:p>25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1" calcext:value-type="date">
            <text:p>1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23000" calcext:value-type="float">
            <text:p>23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071.63" calcext:value-type="float">
            <text:p>2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1" calcext:value-type="date">
            <text:p>1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20030776884 <text:s text:c="26"/>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571.63" calcext:value-type="float">
            <text:p>1,5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1" calcext:value-type="date">
            <text:p>1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1011435871 <text:s text:c="26"/>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71.63" calcext:value-type="float">
            <text:p>1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4" calcext:value-type="date">
            <text:p>4 Sep 17</text:p>
          </table:table-cell>
          <table:table-cell table:style-name="ce1" office:value-type="string" calcext:value-type="string">
            <text:p><text:s text:c="3"/>CSH DEP (CDM)-CDM 040106ANGAMALY CASH POINT <text:s text:c="2"/>ANGAMALY <text:s text:c="4"/>KL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8000" calcext:value-type="float">
            <text:p>8,000.00</text:p>
          </table:table-cell>
          <table:table-cell table:style-name="ce3" office:value-type="float" office:value="9071.63" calcext:value-type="float">
            <text:p>9,071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4" calcext:value-type="date">
            <text:p>4 Sep 17</text:p>
          </table:table-cell>
          <table:table-cell table:style-name="ce1" office:value-type="string" calcext:value-type="string">
            <text:p>CDM SERVICE CHARGES---38976288</text:p>
          </table:table-cell>
          <table:table-cell table:style-name="ce1" office:value-type="float" office:value="38976288" calcext:value-type="float">
            <text:p>389762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9046.63" calcext:value-type="float">
            <text:p>9,04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5" calcext:value-type="date">
            <text:p>5 Sep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18300" calcext:value-type="float">
            <text:p>18,300.00</text:p>
          </table:table-cell>
          <table:table-cell table:style-name="ce3" office:value-type="float" office:value="27346.63" calcext:value-type="float">
            <text:p>27,34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5" calcext:value-type="date">
            <text:p>5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3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2346.63" calcext:value-type="float">
            <text:p>22,34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5" calcext:value-type="date">
            <text:p>5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346.63" calcext:value-type="float">
            <text:p>2,34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6" calcext:value-type="date">
            <text:p>6 Sep 17</text:p>
          </table:table-cell>
          <table:table-cell table:style-name="ce1" office:value-type="string" calcext:value-type="string">
            <text:p><text:s text:c="3"/>ATM WDL-ATM CASH 72491 BOI BLOCK COLONY <text:s text:c="6"/>KORAPUT--</text:p>
          </table:table-cell>
          <table:table-cell table:style-name="ce1"/>
          <table:table-cell table:style-name="ce3" office:value-type="float" office:value="1300" calcext:value-type="float">
            <text:p>1,3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46.63" calcext:value-type="float">
            <text:p>1,04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6" calcext:value-type="date">
            <text:p>6 Sep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7930" calcext:value-type="float">
            <text:p>27,930.00</text:p>
          </table:table-cell>
          <table:table-cell table:style-name="ce3" office:value-type="float" office:value="28976.63" calcext:value-type="float">
            <text:p>28,97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7" calcext:value-type="date">
            <text:p>7 Sep 17</text:p>
          </table:table-cell>
          <table:table-cell table:style-name="ce1" office:value-type="string" calcext:value-type="string">
            <text:p><text:s text:c="3"/>ATM WDL-ATM CASH 9830 <text:s text:c="2"/>SBI <text:s/>TIKIRI <text:s text:c="9"/>TIKIRI--</text:p>
          </table:table-cell>
          <table:table-cell table:style-name="ce1"/>
          <table:table-cell table:style-name="ce3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8976.63" calcext:value-type="float">
            <text:p>8,97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7" calcext:value-type="date">
            <text:p>7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111705355 <text:s text:c="26"/></text:p>
          </table:table-cell>
          <table:table-cell table:style-name="ce3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3976.63" calcext:value-type="float">
            <text:p>3,97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7" calcext:value-type="date">
            <text:p>7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20030776884 <text:s text:c="26"/></text:p>
          </table:table-cell>
          <table:table-cell table:style-name="ce3" office:value-type="float" office:value="3000" calcext:value-type="float">
            <text:p>3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76.63" calcext:value-type="float">
            <text:p>976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07" calcext:value-type="date">
            <text:p>7 Sep 17</text:p>
          </table:table-cell>
          <table:table-cell table:style-name="ce1" office:value-type="string" calcext:value-type="string">
            <text:p><text:s text:c="3"/>FEE EXCESS DRS---</text:p>
          </table:table-cell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58.63" calcext:value-type="float">
            <text:p>858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4500" calcext:value-type="float">
            <text:p>24,500.00</text:p>
          </table:table-cell>
          <table:table-cell table:style-name="ce3" office:value-type="float" office:value="25358.63" calcext:value-type="float">
            <text:p>25,358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3000" calcext:value-type="float">
            <text:p>23,000.00</text:p>
          </table:table-cell>
          <table:table-cell table:style-name="ce3" office:value-type="float" office:value="48358.63" calcext:value-type="float">
            <text:p>48,358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EXCESS CASH DEPOSIT CHAR---38976288</text:p>
          </table:table-cell>
          <table:table-cell table:style-name="ce1" office:value-type="float" office:value="38976288" calcext:value-type="float">
            <text:p>3897628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48299.63" calcext:value-type="float">
            <text:p>48,299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860760526 <text:s text:c="26"/></text:p>
          </table:table-cell>
          <table:table-cell table:style-name="ce3" office:value-type="float" office:value="15000" calcext:value-type="float">
            <text:p>15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33299.63" calcext:value-type="float">
            <text:p>33,299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20030776884 <text:s text:c="26"/></text:p>
          </table:table-cell>
          <table:table-cell table:style-name="ce3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32299.63" calcext:value-type="float">
            <text:p>32,299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3" office:value-type="float" office:value="30000" calcext:value-type="float">
            <text:p>3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2299.63" calcext:value-type="float">
            <text:p>2,299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5" calcext:value-type="date">
            <text:p>15 Sep 17</text:p>
          </table:table-cell>
          <table:table-cell table:style-name="ce1" office:value-type="string" calcext:value-type="string">
            <text:p><text:s text:c="3"/>TO TRANSFER-INB IRCTC-RAILWAY TICKET BOOK Railway Ticket Booki--</text:p>
          </table:table-cell>
          <table:table-cell table:style-name="ce1" office:value-type="string" calcext:value-type="string">
            <text:p>100000977823530IGACAJAUC8 <text:s text:c="14"/>TRANSFER T</text:p>
          </table:table-cell>
          <table:table-cell table:style-name="ce3" office:value-type="float" office:value="1195" calcext:value-type="float">
            <text:p>1,195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104.63" calcext:value-type="float">
            <text:p>1,104.6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17" calcext:value-type="date">
            <text:p>17 Sep 17</text:p>
          </table:table-cell>
          <table:table-cell table:style-name="ce1" office:value-type="string" calcext:value-type="string">
            <text:p><text:s text:c="3"/>DEBIT-ICT06302550000000IGACAJAUC8Commission on IRCTC--</text:p>
          </table:table-cell>
          <table:table-cell table:style-name="ce1"/>
          <table:table-cell table:style-name="ce1" office:value-type="float" office:value="11.8" calcext:value-type="float">
            <text:p>11.8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92.83" calcext:value-type="float">
            <text:p>1,092.8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25" calcext:value-type="date">
            <text:p>25 Sep 17</text:p>
          </table:table-cell>
          <table:table-cell table:style-name="ce1" office:value-type="string" calcext:value-type="string">
            <text:p><text:s text:c="3"/>DEBIT-COMMTMNTCHRG APR TO JUN 2017 FOR TID:OD008985--</text:p>
          </table:table-cell>
          <table:table-cell table:style-name="ce1"/>
          <table:table-cell table:style-name="ce1" office:value-type="float" office:value="113.46" calcext:value-type="float">
            <text:p>113.4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79.37" calcext:value-type="float">
            <text:p>979.3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25" calcext:value-type="date">
            <text:p>25 Sep 17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94.37" calcext:value-type="float">
            <text:p>994.3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9-27" calcext:value-type="date">
            <text:p>27 Sep 17</text:p>
          </table:table-cell>
          <table:table-cell table:style-name="ce1" office:value-type="string" calcext:value-type="string">
            <text:p><text:s text:c="3"/>BY TRANSFER-INB refill--</text:p>
          </table:table-cell>
          <table:table-cell table:style-name="ce1" office:value-type="string" calcext:value-type="string">
            <text:p>ITO4738536 <text:s text:c="14"/>TRANSFER FROM 2003077688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1194.37" calcext:value-type="float">
            <text:p>1,194.3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3" calcext:value-type="date">
            <text:p>3 Oct 17</text:p>
          </table:table-cell>
          <table:table-cell table:style-name="ce1" office:value-type="string" calcext:value-type="string">
            <text:p><text:s text:c="3"/>BY TRANSFER-INB MBS gift--</text:p>
          </table:table-cell>
          <table:table-cell table:style-name="ce1" office:value-type="string" calcext:value-type="string">
            <text:p>UT08851858 <text:s text:c="14"/>TRANSFER FROM 20030776884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5000" calcext:value-type="float">
            <text:p>5,000.00</text:p>
          </table:table-cell>
          <table:table-cell table:style-name="ce3" office:value-type="float" office:value="6194.37" calcext:value-type="float">
            <text:p>6,194.3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3" calcext:value-type="date">
            <text:p>3 Oct 17</text:p>
          </table:table-cell>
          <table:table-cell table:style-name="ce1" office:value-type="string" calcext:value-type="string">
            <text:p><text:s text:c="3"/>by debit card-SBIPOS000728923742Ambica Cloth Store <text:s text:c="4"/>KENDRAPAR--</text:p>
          </table:table-cell>
          <table:table-cell table:style-name="ce1"/>
          <table:table-cell table:style-name="ce3" office:value-type="float" office:value="5395.95" calcext:value-type="float">
            <text:p>5,395.9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98.42" calcext:value-type="float">
            <text:p>798.4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7" calcext:value-type="date">
            <text:p>7 Oct 17</text:p>
          </table:table-cell>
          <table:table-cell table:style-name="ce1" office:value-type="string" calcext:value-type="string">
            <text:p><text:s text:c="3"/>CSH DEP (CDM)-CDM 04010 KASHIPURRECYCLER <text:s text:c="5"/>RAYAGADA <text:s text:c="4"/>OR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2500" calcext:value-type="float">
            <text:p>2,500.00</text:p>
          </table:table-cell>
          <table:table-cell table:style-name="ce3" office:value-type="float" office:value="3298.42" calcext:value-type="float">
            <text:p>3,298.4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7" calcext:value-type="date">
            <text:p>7 Oct 17</text:p>
          </table:table-cell>
          <table:table-cell table:style-name="ce1" office:value-type="string" calcext:value-type="string">
            <text:p>CDM SERVICE CHARGES---38976288</text:p>
          </table:table-cell>
          <table:table-cell table:style-name="ce1" office:value-type="float" office:value="38976288" calcext:value-type="float">
            <text:p>389762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3273.42" calcext:value-type="float">
            <text:p>3,273.4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7" calcext:value-type="date">
            <text:p>7 Oct 17</text:p>
          </table:table-cell>
          <table:table-cell table:style-name="ce1" office:value-type="string" calcext:value-type="string">
            <text:p><text:s text:c="3"/>ATM WDL-ATM CASH 72801 SADA COMPLEX CD <text:s text:c="7"/>CUTTACK--</text:p>
          </table:table-cell>
          <table:table-cell table:style-name="ce1"/>
          <table:table-cell table:style-name="ce3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273.42" calcext:value-type="float">
            <text:p>1,273.4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07" calcext:value-type="date">
            <text:p>7 Oct 17</text:p>
          </table:table-cell>
          <table:table-cell table:style-name="ce1" office:value-type="string" calcext:value-type="string">
            <text:p><text:s text:c="3"/>FEE EXCESS DRS---</text:p>
          </table:table-cell>
          <table:table-cell table:style-name="ce1"/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01.42" calcext:value-type="float">
            <text:p>801.4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13" calcext:value-type="date">
            <text:p>13 Oct 17</text:p>
          </table:table-cell>
          <table:table-cell table:style-name="ce1" office:value-type="string" calcext:value-type="string">
            <text:p><text:s text:c="3"/>BY TRANSFER-841943691 21BZ2SB HP600509 073116 3009--</text:p>
          </table:table-cell>
          <table:table-cell table:style-name="ce1" office:value-type="string" calcext:value-type="string">
            <text:p>TRANSFER FROM 459941910521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9.84" calcext:value-type="float">
            <text:p>119.84</text:p>
          </table:table-cell>
          <table:table-cell table:style-name="ce1" office:value-type="float" office:value="921.26" calcext:value-type="float">
            <text:p>921.26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18" calcext:value-type="date">
            <text:p>18 Oct 17</text:p>
          </table:table-cell>
          <table:table-cell table:style-name="ce1" office:value-type="string" calcext:value-type="string">
            <text:p><text:s text:c="3"/>BY TRANSFER-INB Refill--</text:p>
          </table:table-cell>
          <table:table-cell table:style-name="ce1" office:value-type="string" calcext:value-type="string">
            <text:p>CTB0892143 <text:s text:c="14"/>TRANSFER FROM 3719543713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1121.26" calcext:value-type="float">
            <text:p>1,121.26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30" calcext:value-type="date">
            <text:p>30 Oct 17</text:p>
          </table:table-cell>
          <table:table-cell table:style-name="ce1" office:value-type="string" calcext:value-type="string">
            <text:p><text:s text:c="3"/>BY TRANSFER-854530875 21BZ2SB HP600509 074888 2310--</text:p>
          </table:table-cell>
          <table:table-cell table:style-name="ce1" office:value-type="string" calcext:value-type="string">
            <text:p>TRANSFER FROM 4599424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5.01" calcext:value-type="float">
            <text:p>165.01</text:p>
          </table:table-cell>
          <table:table-cell table:style-name="ce3" office:value-type="float" office:value="1286.27" calcext:value-type="float">
            <text:p>1,286.2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0-30" calcext:value-type="date">
            <text:p>30 Oct 17</text:p>
          </table:table-cell>
          <table:table-cell table:style-name="ce1" office:value-type="string" calcext:value-type="string">
            <text:p><text:s text:c="3"/>BY TRANSFER-854530874 21BZ2SB HP600509 074424 1610--</text:p>
          </table:table-cell>
          <table:table-cell table:style-name="ce1" office:value-type="string" calcext:value-type="string">
            <text:p>TRANSFER FROM 4599416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5.01" calcext:value-type="float">
            <text:p>165.01</text:p>
          </table:table-cell>
          <table:table-cell table:style-name="ce3" office:value-type="float" office:value="1451.28" calcext:value-type="float">
            <text:p>1,4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4" calcext:value-type="date">
            <text:p>14 Nov 17</text:p>
          </table:table-cell>
          <table:table-cell table:style-name="ce1" office:value-type="string" calcext:value-type="string">
            <text:p><text:s text:c="3"/>BY TRANSFER-873722712 21BZ2SB HP600509 076427 1011--</text:p>
          </table:table-cell>
          <table:table-cell table:style-name="ce1" office:value-type="string" calcext:value-type="string">
            <text:p>TRANSFER FROM 4599424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4.4" calcext:value-type="float">
            <text:p>254.4</text:p>
          </table:table-cell>
          <table:table-cell table:style-name="ce3" office:value-type="float" office:value="1705.68" calcext:value-type="float">
            <text:p>1,705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4" calcext:value-type="date">
            <text:p>14 Nov 17</text:p>
          </table:table-cell>
          <table:table-cell table:style-name="ce1" office:value-type="string" calcext:value-type="string">
            <text:p><text:s text:c="3"/>DEBIT-COMMTMNTCHRG JUL TO SEP 2017 FOR TID:OD008985--</text:p>
          </table:table-cell>
          <table:table-cell table:style-name="ce1"/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410.68" calcext:value-type="float">
            <text:p>1,410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6" calcext:value-type="date">
            <text:p>16 Nov 17</text:p>
          </table:table-cell>
          <table:table-cell table:style-name="ce1" office:value-type="string" calcext:value-type="string">
            <text:p><text:s text:c="3"/>BY TRANSFER-INB IMPS732000444611/9849700097/XX3436/--</text:p>
          </table:table-cell>
          <table:table-cell table:style-name="ce1" office:value-type="string" calcext:value-type="string">
            <text:p>MAA000072243879 <text:s text:c="9"/>MAA000072243879 <text:s text:c="9"/>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000" calcext:value-type="float">
            <text:p>10,000.00</text:p>
          </table:table-cell>
          <table:table-cell table:style-name="ce3" office:value-type="float" office:value="11410.68" calcext:value-type="float">
            <text:p>11,410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6" calcext:value-type="date">
            <text:p>16 Nov 17</text:p>
          </table:table-cell>
          <table:table-cell table:style-name="ce1" office:value-type="string" calcext:value-type="string">
            <text:p><text:s text:c="3"/>TO TRANSFER-INB IMPS/P2A/UA24162699/XXXXXXX136SBIN--</text:p>
          </table:table-cell>
          <table:table-cell table:style-name="ce1" office:value-type="string" calcext:value-type="string">
            <text:p>UA24162699MO80629570 <text:s text:c="14"/>TRANSFER TO 371</text:p>
          </table:table-cell>
          <table:table-cell table:style-name="ce3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410.68" calcext:value-type="float">
            <text:p>1,410.6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6" calcext:value-type="date">
            <text:p>16 Nov 17</text:p>
          </table:table-cell>
          <table:table-cell table:style-name="ce1" office:value-type="string" calcext:value-type="string">
            <text:p><text:s text:c="3"/>TO TRANSFER-INB Commision ReferenceNo. IsUA24162699--</text:p>
          </table:table-cell>
          <table:table-cell table:style-name="ce1" office:value-type="string" calcext:value-type="string">
            <text:p>UA24162699MC26752851 <text:s text:c="14"/>TRANSFER TO 319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409.5" calcext:value-type="float">
            <text:p>1,409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6" calcext:value-type="date">
            <text:p>16 Nov 17</text:p>
          </table:table-cell>
          <table:table-cell table:style-name="ce1" office:value-type="string" calcext:value-type="string">
            <text:p><text:s text:c="3"/>TO TRANSFER-INB MBS TOPUP 9437151005--</text:p>
          </table:table-cell>
          <table:table-cell table:style-name="ce1" office:value-type="string" calcext:value-type="string">
            <text:p>9437151005UH27956102 <text:s text:c="14"/>TRANSFER TO 103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110.5" calcext:value-type="float">
            <text:p>1,110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8" calcext:value-type="date">
            <text:p>18 Nov 17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3" office:value-type="float" office:value="14000" calcext:value-type="float">
            <text:p>14,000.00</text:p>
          </table:table-cell>
          <table:table-cell table:style-name="ce3" office:value-type="float" office:value="15110.5" calcext:value-type="float">
            <text:p>15,110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8" calcext:value-type="date">
            <text:p>18 Nov 17</text:p>
          </table:table-cell>
          <table:table-cell table:style-name="ce1" office:value-type="string" calcext:value-type="string">
            <text:p><text:s text:c="3"/>TO TRANSFER-INB Deposit / Investment--</text:p>
          </table:table-cell>
          <table:table-cell table:style-name="ce1" office:value-type="string" calcext:value-type="string">
            <text:p>IHF9874242 <text:s text:c="14"/>TRANSFER TO 37195437136 <text:s/></text:p>
          </table:table-cell>
          <table:table-cell table:style-name="ce3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5110.5" calcext:value-type="float">
            <text:p>5,110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18" calcext:value-type="date">
            <text:p>18 Nov 17</text:p>
          </table:table-cell>
          <table:table-cell table:style-name="ce1" office:value-type="string" calcext:value-type="string">
            <text:p><text:s text:c="3"/>TO TRANSFER-INB Gift to relatives / Friends--</text:p>
          </table:table-cell>
          <table:table-cell table:style-name="ce1" office:value-type="string" calcext:value-type="string">
            <text:p>ITP1354819 <text:s text:c="14"/>TRANSFER TO 20030776884 <text:s/></text:p>
          </table:table-cell>
          <table:table-cell table:style-name="ce3" office:value-type="float" office:value="3500" calcext:value-type="float">
            <text:p>3,500.00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610.5" calcext:value-type="float">
            <text:p>1,610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1-27" calcext:value-type="date">
            <text:p>27 Nov 17</text:p>
          </table:table-cell>
          <table:table-cell table:style-name="ce1" office:value-type="string" calcext:value-type="string">
            <text:p><text:s text:c="3"/>BY TRANSFER-885716041 21BZ2SB HP600509 078108 2411--</text:p>
          </table:table-cell>
          <table:table-cell table:style-name="ce1" office:value-type="string" calcext:value-type="string">
            <text:p>TRANSFER FROM 459941910521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4.4" calcext:value-type="float">
            <text:p>254.4</text:p>
          </table:table-cell>
          <table:table-cell table:style-name="ce3" office:value-type="float" office:value="1864.9" calcext:value-type="float">
            <text:p>1,864.9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2-10" calcext:value-type="date">
            <text:p>10 Dec 17</text:p>
          </table:table-cell>
          <table:table-cell table:style-name="ce1" office:value-type="string" calcext:value-type="string">
            <text:p><text:s text:c="3"/>TO TRANSFER-INB MBS TOPUP 9438453566--</text:p>
          </table:table-cell>
          <table:table-cell table:style-name="ce1" office:value-type="string" calcext:value-type="string">
            <text:p>9438453566UH30276053 <text:s text:c="14"/>TRANSFER TO 3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769.9" calcext:value-type="float">
            <text:p>1,769.9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2-16" calcext:value-type="date">
            <text:p>16 Dec 17</text:p>
          </table:table-cell>
          <table:table-cell table:style-name="ce1" office:value-type="string" calcext:value-type="string">
            <text:p><text:s text:c="3"/>TO TRANSFER-INB IRCTC-RAILWAY TICKET BOOK Railway Ticket Booki--</text:p>
          </table:table-cell>
          <table:table-cell table:style-name="ce1" office:value-type="string" calcext:value-type="string">
            <text:p>100001088038473IGACOBPJU7 <text:s text:c="14"/>TRANSFER T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09.9" calcext:value-type="float">
            <text:p>909.9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2-18" calcext:value-type="date">
            <text:p>18 Dec 17</text:p>
          </table:table-cell>
          <table:table-cell table:style-name="ce1" office:value-type="string" calcext:value-type="string">
            <text:p><text:s text:c="3"/>DEBIT-ICU19117020000000IGACOBPJU7Commission on IRCTC--</text:p>
          </table:table-cell>
          <table:table-cell table:style-name="ce1"/>
          <table:table-cell table:style-name="ce1" office:value-type="float" office:value="11.8" calcext:value-type="float">
            <text:p>11.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898.1" calcext:value-type="float">
            <text:p>898.1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2-18" calcext:value-type="date">
            <text:p>18 Dec 17</text:p>
          </table:table-cell>
          <table:table-cell table:style-name="ce1" office:value-type="string" calcext:value-type="string">
            <text:p><text:s text:c="3"/>BY TRANSFER-903964719 21BZ2SB HP600509 079991 1512--</text:p>
          </table:table-cell>
          <table:table-cell table:style-name="ce1" office:value-type="string" calcext:value-type="string">
            <text:p>TRANSFER FROM 459940010521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60.4" calcext:value-type="float">
            <text:p>260.4</text:p>
          </table:table-cell>
          <table:table-cell table:style-name="ce3" office:value-type="float" office:value="1158.5" calcext:value-type="float">
            <text:p>1,158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12-25" calcext:value-type="date">
            <text:p>25 Dec 17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170.5" calcext:value-type="float">
            <text:p>1,170.5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8-01-18" calcext:value-type="date">
            <text:p>18 Jan 18</text:p>
          </table:table-cell>
          <table:table-cell table:style-name="ce1" office:value-type="string" calcext:value-type="string">
            <text:p>MCC ISSUE CHARGES---38976288</text:p>
          </table:table-cell>
          <table:table-cell table:style-name="ce1" office:value-type="float" office:value="38976288" calcext:value-type="float">
            <text:p>38976288</text:p>
          </table:table-cell>
          <table:table-cell table:style-name="ce1" office:value-type="float" office:value="88.5" calcext:value-type="float">
            <text:p>88.5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float" office:value="1082" calcext:value-type="float">
            <text:p>1,082.0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8-02-14" calcext:value-type="date">
            <text:p>14 Feb 18</text:p>
          </table:table-cell>
          <table:table-cell table:style-name="ce1" office:value-type="string" calcext:value-type="string">
            <text:p><text:s text:c="3"/>DEBIT- ATM ANNUAL FEE <text:s/>2017-18 - 6220180207500004198--</text:p>
          </table:table-cell>
          <table:table-cell table:style-name="ce1"/>
          <table:table-cell table:style-name="ce1" office:value-type="float" office:value="147.5" calcext:value-type="float">
            <text:p>147.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34.5" calcext:value-type="float">
            <text:p>934.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8-02-26" calcext:value-type="date">
            <text:p>26 Feb 18</text:p>
          </table:table-cell>
          <table:table-cell table:style-name="ce1" office:value-type="string" calcext:value-type="string">
            <text:p><text:s text:c="3"/>DEBIT-COMMTMNTCHRG OCT TO DEC 2017 FOR TID:OD008985--</text:p>
          </table:table-cell>
          <table:table-cell table:style-name="ce1"/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39.5" calcext:value-type="float">
            <text:p>639.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8-02-28" calcext:value-type="date">
            <text:p>28 Feb 18</text:p>
          </table:table-cell>
          <table:table-cell table:style-name="ce1" office:value-type="string" calcext:value-type="string">
            <text:p><text:s text:c="3"/>Monthly Ave - Bal No---</text:p>
          </table:table-cell>
          <table:table-cell table:style-name="ce1"/>
          <table:table-cell table:style-name="ce1" office:value-type="float" office:value="23.6" calcext:value-type="float">
            <text:p>23.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15.9" calcext:value-type="float">
            <text:p>615.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**This is a computer generated statement and does not require a signatur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formula="of:=SUM([.E21:.E131])" office:value-type="float" office:value="527973.29" calcext:value-type="float">
            <text:p>527973.29</text:p>
          </table:table-cell>
          <table:table-cell table:style-name="ce7" table:formula="of:=SUM([.F21:.F131])" office:value-type="float" office:value="520322.94" calcext:value-type="float">
            <text:p>520322.9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April</text:p>
          </table:table-cell>
          <table:table-cell table:style-name="ce4" office:value-type="float" office:value="159900" calcext:value-type="float">
            <text:p>159900</text:p>
          </table:table-cell>
          <table:table-cell table:style-name="ce4" office:value-type="float" office:value="237932.33" calcext:value-type="float">
            <text:p>237932.33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May</text:p>
          </table:table-cell>
          <table:table-cell table:style-name="ce4" office:value-type="float" office:value="90241.5" calcext:value-type="float">
            <text:p>90241.5</text:p>
          </table:table-cell>
          <table:table-cell table:style-name="ce4" office:value-type="float" office:value="4392.6" calcext:value-type="float">
            <text:p>4392.6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June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40215" calcext:value-type="float">
            <text:p>402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Nill</text:p>
          </table:table-cell>
          <table:table-cell table:style-name="ce4" office:value-type="float" office:value="306.95" calcext:value-type="float">
            <text:p>306.9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August</text:p>
          </table:table-cell>
          <table:table-cell table:style-name="ce4" office:value-type="float" office:value="78500" calcext:value-type="float">
            <text:p>78500</text:p>
          </table:table-cell>
          <table:table-cell table:style-name="ce4" office:value-type="float" office:value="78600" calcext:value-type="float">
            <text:p>7860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September</text:p>
          </table:table-cell>
          <table:table-cell table:style-name="ce4" office:value-type="float" office:value="125822.26" calcext:value-type="float">
            <text:p>125822.26</text:p>
          </table:table-cell>
          <table:table-cell table:style-name="ce4" office:value-type="float" office:value="125945" calcext:value-type="float">
            <text:p>1259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October</text:p>
          </table:table-cell>
          <table:table-cell table:style-name="ce4" office:value-type="float" office:value="7892.95" calcext:value-type="float">
            <text:p>7892.95</text:p>
          </table:table-cell>
          <table:table-cell table:style-name="ce4" office:value-type="float" office:value="8149.86" calcext:value-type="float">
            <text:p>8149.86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November</text:p>
          </table:table-cell>
          <table:table-cell table:style-name="ce4" office:value-type="float" office:value="24095.18" calcext:value-type="float">
            <text:p>24095.18</text:p>
          </table:table-cell>
          <table:table-cell table:style-name="ce4" office:value-type="float" office:value="24508.8" calcext:value-type="float">
            <text:p>24508.8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December</text:p>
          </table:table-cell>
          <table:table-cell table:style-name="ce4" office:value-type="float" office:value="966.8" calcext:value-type="float">
            <text:p>966.8</text:p>
          </table:table-cell>
          <table:table-cell table:style-name="ce4" office:value-type="float" office:value="272.4" calcext:value-type="float">
            <text:p>272.4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January</text:p>
          </table:table-cell>
          <table:table-cell table:style-name="ce4" office:value-type="float" office:value="88.5" calcext:value-type="float">
            <text:p>88.5</text:p>
          </table:table-cell>
          <table:table-cell table:style-name="ce4" office:value-type="string" calcext:value-type="string">
            <text:p>Nill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February</text:p>
          </table:table-cell>
          <table:table-cell table:style-name="ce4" office:value-type="float" office:value="466.1" calcext:value-type="float">
            <text:p>466.1</text:p>
          </table:table-cell>
          <table:table-cell table:style-name="ce4" office:value-type="string" calcext:value-type="string">
            <text:p>Nill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March</text:p>
          </table:table-cell>
          <table:table-cell table:number-columns-repeated="2" table:style-name="ce4" office:value-type="string" calcext:value-type="string">
            <text:p>Nill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E137:.E148])" office:value-type="float" office:value="527973.29" calcext:value-type="float">
            <text:p>527973.29</text:p>
          </table:table-cell>
          <table:table-cell table:style-name="ce6" table:formula="of:=SUM([.F137:.F148])" office:value-type="float" office:value="520322.94" calcext:value-type="float">
            <text:p>520322.94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6:13:46.265648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umars</meta:initial-creator>
    <meta:creation-date>2018-03-07T03:38:35</meta:creation-date>
    <dc:date>2018-03-08T16:27:12.470661595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8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